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Default">
      <style:text-properties fo:font-size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6"/>
        <table:table-column table:style-name="co3" table:default-cell-style-name="ce40"/>
        <table:table-column table:style-name="co4" table:default-cell-style-name="ce40"/>
        <table:table-column table:style-name="co5" table:default-cell-style-name="ce45"/>
        <table:table-column table:style-name="co6" table:default-cell-style-name="ce40"/>
        <table:table-column table:style-name="co7" table:default-cell-style-name="ce33"/>
        <table:table-column table:style-name="co8" table:default-cell-style-name="ce40"/>
        <table:table-column table:style-name="co9" table:default-cell-style-name="ce45"/>
        <table:table-column table:style-name="co10" table:number-columns-repeated="55" table:default-cell-style-name="ce77"/>
        <table:table-row table:style-name="ro1">
          <table:table-cell table:style-name="ce29" office:value-type="string" calcext:value-type="string">
            <text:p>DATA</text:p>
          </table:table-cell>
          <table:table-cell table:style-name="ce29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1"/>
          <table:table-cell table:style-name="ce29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46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29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Mens. 07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8-07" calcext:value-type="date">
            <text:p>07/08/2025</text:p>
          </table:table-cell>
          <table:table-cell table:style-name="ce50" table:formula="of:=[.C2]-[.F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Mens. 08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9-11" calcext:value-type="date">
            <text:p>11/09/2025</text:p>
          </table:table-cell>
          <table:table-cell table:style-name="ce50" table:formula="of:=[.C3]-[.F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Mens. 09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11-07" calcext:value-type="date">
            <text:p>07/11/2025</text:p>
          </table:table-cell>
          <table:table-cell table:style-name="ce50" table:formula="of:=[.C4]-[.F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4" office:value-type="string" calcext:value-type="string">
            <text:p>Mens. 10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11-07" calcext:value-type="date">
            <text:p>07/11/2025</text:p>
          </table:table-cell>
          <table:table-cell table:style-name="ce50" table:formula="of:=[.C5]-[.F5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11-30" calcext:value-type="date">
            <text:p>30/11/2025</text:p>
          </table:table-cell>
          <table:table-cell table:style-name="ce34" office:value-type="string" calcext:value-type="string">
            <text:p>Mens. 11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12-19" calcext:value-type="date">
            <text:p>19/12/2025</text:p>
          </table:table-cell>
          <table:table-cell table:style-name="ce50" table:formula="of:=[.C6]-[.F6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12-31" calcext:value-type="date">
            <text:p>31/12/2025</text:p>
          </table:table-cell>
          <table:table-cell table:style-name="ce34" office:value-type="string" calcext:value-type="string">
            <text:p>Mens. 12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30"/>
          <table:table-cell table:style-name="ce50" table:formula="of:=[.C7]-[.F7]" office:value-type="float" office:value="350" calcext:value-type="float">
            <text:p>350,00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7" table:formula="of:=SUM([.H2:.H7])" office:value-type="float" office:value="350" calcext:value-type="float">
            <text:p>350,00</text:p>
          </table:table-cell>
          <table:table-cell table:style-name="ce66"/>
          <table:table-cell table:number-columns-repeated="55"/>
        </table:table-row>
        <table:table-row table:style-name="ro2">
          <table:table-cell table:style-name="ce32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48"/>
          <table:table-cell table:style-name="ce39"/>
          <table:table-cell table:style-name="ce70"/>
          <table:table-cell table:number-columns-repeated="55"/>
        </table:table-row>
        <table:table-row table:style-name="ro2">
          <table:table-cell table:style-name="ce32"/>
          <table:table-cell table:number-columns-repeated="63"/>
        </table:table-row>
        <table:table-row table:style-name="ro3" table:number-rows-repeated="2">
          <table:table-cell table:style-name="ce32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7">
      <number:text>R$-""""""""""""""""</number:text>
      <style:map style:condition="value()&gt;0" style:apply-style-name="N127P0"/>
      <style:map style:condition="value()&lt;0" style:apply-style-name="N127P1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month number:textual="true"/>
      <number:text> </number:text>
      <number:year/>
    </number:date-style>
    <number:time-style style:name="N138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day number:style="long"/>
      <number:text>. </number:text>
      <number:month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1:20:13.646577031">00:00:00</text:time></text:span><text:span text:style-name="MT2"><text:s/></text:span></text:p>
        </style:region-center>
        <style:region-right>
          <text:p><text:span text:style-name="MT4">Aços Dias - 52.452.582 Carlos Santos Dias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3">Aços Dias - 52.452.582 Carlos Santos Dia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1:20:13.64854104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1-05T11:25:05.927754737</dc:date>
    <dc:language>pt-PT</dc:language>
    <meta:editing-cycles>604</meta:editing-cycles>
    <meta:editing-duration>P3DT2H55M56S</meta:editing-duration>
    <meta:print-date>2019-10-03T14:53:22.911000000</meta:print-date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